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48f9" officeooo:paragraph-rsid="000148f9"/>
    </style:style>
    <style:style style:name="P2" style:family="paragraph" style:parent-style-name="Standard">
      <style:paragraph-properties fo:text-align="center" style:justify-single-word="false"/>
      <style:text-properties officeooo:rsid="000148f9" officeooo:paragraph-rsid="000148f9"/>
    </style:style>
    <style:style style:name="P3" style:family="paragraph" style:parent-style-name="Standard">
      <style:text-properties officeooo:rsid="00017b13" officeooo:paragraph-rsid="00017b13"/>
    </style:style>
    <style:style style:name="P4" style:family="paragraph" style:parent-style-name="Standard">
      <style:text-properties officeooo:rsid="00017b13" officeooo:paragraph-rsid="00019f28"/>
    </style:style>
    <style:style style:name="P5" style:family="paragraph" style:parent-style-name="Standard">
      <style:text-properties officeooo:rsid="0004aefd" officeooo:paragraph-rsid="0004aefd"/>
    </style:style>
    <style:style style:name="P6" style:family="paragraph" style:parent-style-name="Standard">
      <style:text-properties officeooo:rsid="0004aefd" officeooo:paragraph-rsid="0006ab8e"/>
    </style:style>
    <style:style style:name="P7" style:family="paragraph" style:parent-style-name="Standard">
      <style:text-properties officeooo:paragraph-rsid="0004aefd"/>
    </style:style>
    <style:style style:name="P8" style:family="paragraph" style:parent-style-name="Standard">
      <style:text-properties officeooo:rsid="0006ab8e" officeooo:paragraph-rsid="0006ab8e"/>
    </style:style>
    <style:style style:name="P9" style:family="paragraph" style:parent-style-name="Standard">
      <style:text-properties officeooo:paragraph-rsid="0006ab8e"/>
    </style:style>
    <style:style style:name="P10" style:family="paragraph" style:parent-style-name="Standard">
      <style:text-properties officeooo:rsid="000998c3" officeooo:paragraph-rsid="000998c3"/>
    </style:style>
    <style:style style:name="P11" style:family="paragraph" style:parent-style-name="Standard">
      <style:text-properties officeooo:rsid="000998c3" officeooo:paragraph-rsid="00117f6c"/>
    </style:style>
    <style:style style:name="P12" style:family="paragraph" style:parent-style-name="Standard">
      <style:text-properties officeooo:rsid="000a182b" officeooo:paragraph-rsid="000a182b"/>
    </style:style>
    <style:style style:name="P13" style:family="paragraph" style:parent-style-name="Standard">
      <style:text-properties officeooo:rsid="000a182b" officeooo:paragraph-rsid="000ad49a"/>
    </style:style>
    <style:style style:name="P14" style:family="paragraph" style:parent-style-name="Standard">
      <style:text-properties officeooo:rsid="000a182b" officeooo:paragraph-rsid="000c9059"/>
    </style:style>
    <style:style style:name="P15" style:family="paragraph" style:parent-style-name="Standard">
      <style:text-properties officeooo:rsid="000d43d8" officeooo:paragraph-rsid="000d43d8"/>
    </style:style>
    <style:style style:name="P16" style:family="paragraph" style:parent-style-name="Standard">
      <style:text-properties officeooo:rsid="00142218" officeooo:paragraph-rsid="000c9059"/>
    </style:style>
    <style:style style:name="P17" style:family="paragraph" style:parent-style-name="Standard">
      <style:text-properties officeooo:rsid="0004aefd" officeooo:paragraph-rsid="0004aefd"/>
    </style:style>
    <style:style style:name="P18" style:family="paragraph" style:parent-style-name="Standard">
      <style:text-properties officeooo:rsid="0004aefd" officeooo:paragraph-rsid="0006ab8e"/>
    </style:style>
    <style:style style:name="P19" style:family="paragraph" style:parent-style-name="Standard">
      <style:text-properties officeooo:rsid="001d94ef" officeooo:paragraph-rsid="001d94ef"/>
    </style:style>
    <style:style style:name="P20" style:family="paragraph" style:parent-style-name="Standard">
      <style:text-properties officeooo:rsid="000998c3" officeooo:paragraph-rsid="000998c3"/>
    </style:style>
    <style:style style:name="P21" style:family="paragraph" style:parent-style-name="Standard">
      <style:text-properties officeooo:rsid="0006ab8e" officeooo:paragraph-rsid="0006ab8e"/>
    </style:style>
    <style:style style:name="P22" style:family="paragraph" style:parent-style-name="Standard">
      <style:text-properties officeooo:rsid="001f148d" officeooo:paragraph-rsid="001f8d56"/>
    </style:style>
    <style:style style:name="T1" style:family="text">
      <style:text-properties style:text-position="sub 58%"/>
    </style:style>
    <style:style style:name="T2" style:family="text">
      <style:text-properties style:text-position="sub 58%" officeooo:rsid="00017b13"/>
    </style:style>
    <style:style style:name="T3" style:family="text">
      <style:text-properties style:text-position="sub 58%" officeooo:rsid="000998c3"/>
    </style:style>
    <style:style style:name="T4" style:family="text">
      <style:text-properties style:text-position="sub 58%" style:text-underline-style="solid" style:text-underline-width="auto" style:text-underline-color="font-color" fo:font-weight="bold" officeooo:rsid="000998c3" style:font-weight-asian="bold" style:font-weight-complex="bold"/>
    </style:style>
    <style:style style:name="T5" style:family="text">
      <style:text-properties style:text-position="sub 58%" officeooo:rsid="000d43d8"/>
    </style:style>
    <style:style style:name="T6" style:family="text">
      <style:text-properties style:text-position="sub 58%" officeooo:rsid="001954ee"/>
    </style:style>
    <style:style style:name="T7" style:family="text">
      <style:text-properties officeooo:rsid="00017b13"/>
    </style:style>
    <style:style style:name="T8" style:family="text">
      <style:text-properties officeooo:rsid="0004aefd"/>
    </style:style>
    <style:style style:name="T9" style:family="text">
      <style:text-properties style:font-name="LiberationSerif" fo:font-size="12pt"/>
    </style:style>
    <style:style style:name="T10" style:family="text">
      <style:text-properties style:font-name="LiberationSerif" fo:font-size="12pt" officeooo:rsid="0006ab8e"/>
    </style:style>
    <style:style style:name="T11" style:family="text">
      <style:text-properties style:font-name="LiberationSerif" fo:font-size="7pt"/>
    </style:style>
    <style:style style:name="T12" style:family="text">
      <style:text-properties style:text-position="0% 100%"/>
    </style:style>
    <style:style style:name="T13" style:family="text">
      <style:text-properties style:text-position="0% 100%" officeooo:rsid="000ad49a"/>
    </style:style>
    <style:style style:name="T14" style:family="text">
      <style:text-properties style:text-position="0% 100%" officeooo:rsid="000c9059"/>
    </style:style>
    <style:style style:name="T15" style:family="text">
      <style:text-properties style:text-position="0% 100%" style:text-underline-style="solid" style:text-underline-width="auto" style:text-underline-color="font-color" fo:font-weight="bold" officeooo:rsid="000c9059" style:font-weight-asian="bold" style:font-weight-complex="bold"/>
    </style:style>
    <style:style style:name="T16" style:family="text">
      <style:text-properties style:text-position="0% 100%" style:text-underline-style="solid" style:text-underline-width="auto" style:text-underline-color="font-color" fo:font-weight="bold" officeooo:rsid="000d43d8" style:font-weight-asian="bold" style:font-weight-complex="bold"/>
    </style:style>
    <style:style style:name="T17" style:family="text">
      <style:text-properties style:text-position="0% 100%" officeooo:rsid="000d43d8"/>
    </style:style>
    <style:style style:name="T18" style:family="text">
      <style:text-properties style:text-position="0% 100%" officeooo:rsid="00117f6c"/>
    </style:style>
    <style:style style:name="T19" style:family="text">
      <style:text-properties officeooo:rsid="0006ab8e"/>
    </style:style>
    <style:style style:name="T20" style:family="text">
      <style:text-properties officeooo:rsid="0008953e"/>
    </style:style>
    <style:style style:name="T21" style:family="text">
      <style:text-properties officeooo:rsid="000998c3"/>
    </style:style>
    <style:style style:name="T22" style:family="text">
      <style:text-properties officeooo:rsid="000a182b"/>
    </style:style>
    <style:style style:name="T23" style:family="text">
      <style:text-properties officeooo:rsid="000ad49a"/>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0998c3" style:font-weight-asian="bold" style:font-weight-complex="bold"/>
    </style:style>
    <style:style style:name="T26" style:family="text">
      <style:text-properties style:text-underline-style="solid" style:text-underline-width="auto" style:text-underline-color="font-color" fo:font-weight="bold" officeooo:rsid="000d43d8" style:font-weight-asian="bold" style:font-weight-complex="bold"/>
    </style:style>
    <style:style style:name="T27" style:family="text">
      <style:text-properties fo:font-style="italic" officeooo:rsid="000e34c3" style:font-style-asian="italic" style:font-style-complex="italic"/>
    </style:style>
    <style:style style:name="T28" style:family="text">
      <style:text-properties officeooo:rsid="000c9059"/>
    </style:style>
    <style:style style:name="T29" style:family="text">
      <style:text-properties officeooo:rsid="000d43d8"/>
    </style:style>
    <style:style style:name="T30" style:family="text">
      <style:text-properties officeooo:rsid="000f0de2"/>
    </style:style>
    <style:style style:name="T31" style:family="text">
      <style:text-properties officeooo:rsid="00117f6c"/>
    </style:style>
    <style:style style:name="T32" style:family="text">
      <style:text-properties officeooo:rsid="0019a7d3"/>
    </style:style>
    <style:style style:name="T33" style:family="text">
      <style:text-properties officeooo:rsid="001b1757"/>
    </style:style>
    <style:style style:name="T34" style:family="text">
      <style:text-properties officeooo:rsid="001d94ef"/>
    </style:style>
    <style:style style:name="T35" style:family="text">
      <style:text-properties officeooo:rsid="001f148d"/>
    </style:style>
    <style:style style:name="T36" style:family="text">
      <style:text-properties officeooo:rsid="001f8d56"/>
    </style:style>
    <style:style style:name="T37" style:family="text">
      <style:text-properties officeooo:rsid="002388b0"/>
    </style:style>
    <style:style style:name="T38" style:family="text">
      <style:text-properties officeooo:rsid="00245649"/>
    </style:style>
    <style:style style:name="T39" style:family="text">
      <style:text-properties officeooo:rsid="002640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abilistic <text:span text:style-name="T33">Existential</text:span> Paths</text:p>
      <text:p text:style-name="P2">by Sven Nilsen, 2017</text:p>
      <text:p text:style-name="P1"/>
      <text:p text:style-name="P1"><text:span text:style-name="T29">A</text:span> probabilistic <text:span text:style-name="T33">existential </text:span>path is <text:span text:style-name="T29">similar to an</text:span> existential path, <text:span text:style-name="T29">but for reasoning about uncertainty</text:span>. For example, <text:span text:style-name="T7">the following </text:span>two functions `f<text:span text:style-name="T1">0</text:span>` and `f<text:span text:style-name="T1">1</text:span>` have the same existential path:</text:p>
      <text:p text:style-name="P1"/>
      <text:p text:style-name="P1"><text:tab/>f<text:span text:style-name="T1">0</text:span> := \(x : nat ∧ <text:span text:style-name="T34">(&lt; 100)</text:span>) = if <text:span text:style-name="T7">(x % 2) == 0</text:span> { 1 } else { 0 }</text:p>
      <text:p text:style-name="P1"><text:tab/>f<text:span text:style-name="T1">1</text:span> := \(x : nat ∧ <text:span text:style-name="T34">(&lt; 100)</text:span>) = if <text:span text:style-name="T7">(x % 10) == 0 { 1 } else { 0 }</text:span></text:p>
      <text:p text:style-name="P1"/>
      <text:p text:style-name="P1"><text:tab/>∃<text:span text:style-name="T7">f</text:span><text:span text:style-name="T2">0</text:span><text:span text:style-name="T7"> &lt;=&gt; ∃f</text:span><text:span text:style-name="T2">1</text:span><text:span text:style-name="T7"> &lt;=&gt; \(x : nat) = x == 0 ∨ x == 1</text:span></text:p>
      <text:p text:style-name="P1"/>
      <text:p text:style-name="P3">Yet, the function `f<text:span text:style-name="T6">0</text:span>` returns `1` five times as often compared to `f<text:span text:style-name="T1">1</text:span>`:</text:p>
      <text:p text:style-name="P3"/>
      <text:p text:style-name="P3"><text:tab/>f<text:span text:style-name="T1">0</text:span> : 1 0 1 0 1 0 1 0 1 0 1 0 <text:span text:style-name="T32">1 </text:span>…</text:p>
      <text:p text:style-name="P3"><text:tab/>f<text:span text:style-name="T1">1</text:span> : 1 0 0 0 0 0 0 0 0 <text:span text:style-name="T32">0 </text:span>1 0 0 …</text:p>
      <text:p text:style-name="P3"/>
      <text:p text:style-name="P15">So, their probabilistic <text:span text:style-name="T33">existential </text:span>paths are different:</text:p>
      <text:p text:style-name="P3"/>
      <text:p text:style-name="P3"><text:tab/>∃<text:span text:style-name="T5">p</text:span><text:span text:style-name="T29">f</text:span><text:span text:style-name="T5">0</text:span><text:span text:style-name="T29"> := \(_ : nat) = if x == 0 ∨ x == 1 { 1/2 } else { 0 }</text:span></text:p>
      <text:p text:style-name="P3"><text:tab/>∃<text:span text:style-name="T5">p</text:span><text:span text:style-name="T29">f</text:span><text:span text:style-name="T5">1</text:span><text:span text:style-name="T29"> := \(x : nat) = if x == 0 { 9/10 } else if x == 1 { 1/10 } else { 0 }</text:span></text:p>
      <text:p text:style-name="P4"/>
      <text:p text:style-name="P5"><text:span text:style-name="T34">In the paper “Assigning Probabilities to Boolean Functions”, a</text:span>ll boolean functions <text:span text:style-name="T34">are</text:span> assigned probability of returning `true`, by using a higher order `if` function:</text:p>
      <text:p text:style-name="P5"/>
      <text:p text:style-name="P7"><text:span text:style-name="T8"><text:tab/></text:span><text:span text:style-name="T9">P(if(A, B)(x)) = P(x)·P(A) + (1-P(x))·P(B) </text:span></text:p>
      <text:p text:style-name="P5"/>
      <text:p text:style-name="P7"><text:span text:style-name="T8"><text:tab/></text:span><text:span text:style-name="T9">if := \(a, b) = \(c) = if c { a } else { b } </text:span></text:p>
      <text:p text:style-name="P5"/>
      <text:p text:style-name="P19">This assumes <text:span text:style-name="T35">the probabilities are independent </text:span>`P(A ∩ B) = P(A) · P(B)`, because the function identity of `if` change<text:span text:style-name="T35">s</text:span> <text:span text:style-name="T35">when</text:span> th<text:span text:style-name="T35">e probabilities are not independent</text:span>. In path semantics the function identity changes when add<text:span text:style-name="T35">ing</text:span> any domain constraints <text:span text:style-name="T35">(sub-type constraints on the input). A function with domain constraints is a partial function and</text:span> <text:span text:style-name="T35">does not have the same path set as the total function</text:span>. <text:span text:style-name="T35">Dependent probabilities automatically lead to domain constraints, as shown on the next page.</text:span></text:p>
      <text:p text:style-name="P5"/>
      <text:p text:style-name="P22"><text:span text:style-name="T37">T</text:span>he use of probability for Boolean functions (functions type of `bool → bool → bool → ...`) is <text:span text:style-name="T36">only </text:span>used to establish a semantics for probabilistic existential paths. <text:span text:style-name="T36">O</text:span>ther types, <text:span text:style-name="T36">e.g. `nat ∧ (&lt; 100)`,</text:span> do not have independent probabilities for each bit <text:span text:style-name="T36">in their binary representation. The probability is distributed uniformly for each member of the type when the type is finite. It is sometimes possible to assign a probability to a sub-type of an infinite type without defining it for members, but that is another topic.</text:span></text:p>
      <text:p text:style-name="P22"/>
      <text:p text:style-name="P22"><text:span text:style-name="T36">The reason one can ignore the binary form, is that when encoding a type the conditional probabilities that follow from the method of encoding, automatically adds domain constraints on the binary function such that these two different ways of reasoning about the same function is logically equivalent. This is also true for the probabilities since they reflect the domain constraints. The probabilities assigned uniformly to each member of a finite type are independent for all input arguments, while the binary form might contain dependent probabilities between encoded bits of a single argument.</text:span></text:p>
      <text:p text:style-name="P5"><text:soft-page-break/></text:p>
      <text:p text:style-name="P6"><text:span text:style-name="T30">Just like the</text:span> existential path can not inherit knowledge about the input, the probabili<text:span text:style-name="T38">stic</text:span> <text:span text:style-name="T33">existential path uses a uniform random </text:span>distribution for the input <text:span text:style-name="T39">by default</text:span>. <text:span text:style-name="T19">This means the probability of input `</text:span><text:span text:style-name="T10">P(x)` </text:span><text:span text:style-name="T19">gets replaced by `1/2` after deriving the probability formula for a boolean function. The probabilistic existential path of every boolean function can be constructed by the `probx` function:</text:span></text:p>
      <text:p text:style-name="P6"/>
      <text:p text:style-name="P6"><text:tab/><text:span text:style-name="T21">probx := \(k : real ∧ [prob] true) = \(x : bool) = if x { k } else { 1 – k }</text:span></text:p>
      <text:p text:style-name="P6"/>
      <text:p text:style-name="P6"><text:tab/><text:span text:style-name="T21">prob := \(x : real) = x &gt;= 0 ∧ x &lt;= 1</text:span></text:p>
      <text:p text:style-name="P6"/>
      <text:p text:style-name="P8">For example, for the function `and`:</text:p>
      <text:p text:style-name="P8"/>
      <text:p text:style-name="P9"><text:span text:style-name="T19"><text:tab/></text:span><text:span text:style-name="T9">P(and(x</text:span><text:span text:style-name="T11">0</text:span><text:span text:style-name="T9">, x</text:span><text:span text:style-name="T11">1</text:span><text:span text:style-name="T9">)) = P(x</text:span><text:span text:style-name="T11">0</text:span><text:span text:style-name="T9">)·P(x</text:span><text:span text:style-name="T11">1</text:span><text:span text:style-name="T9">) </text:span><text:span text:style-name="T10">= 1/2 · 1/2 = 1/4</text:span></text:p>
      <text:p text:style-name="P8"><text:tab/>∃<text:span text:style-name="T1">p</text:span>and <text:span text:style-name="T20">&lt;=&gt; probx(1/4)</text:span></text:p>
      <text:p text:style-name="P10"/>
      <text:p text:style-name="P10">In probability theory there are conditional probabilities. The equivalent concept for probabilistic <text:span text:style-name="T33">existential </text:span>paths is constructed by adding <text:span text:style-name="T22">sub-type</text:span> constraints to the input before taking the probabilistic <text:span text:style-name="T33">existential </text:span>path:</text:p>
      <text:p text:style-name="P10"/>
      <text:p text:style-name="P11"><text:tab/>∃<text:span text:style-name="T1">p</text:span>and{(= true), _} <text:span text:style-name="T31">&lt;=&gt; </text:span>∃<text:span text:style-name="T1">p</text:span><text:span text:style-name="T18">id</text:span><text:span text:style-name="T12"> </text:span>&lt;=&gt; probx(<text:span text:style-name="T22">1/2)</text:span></text:p>
      <text:p text:style-name="P10"/>
      <text:p text:style-name="P12">Translating back and forth between the two notations is straight forward:</text:p>
      <text:p text:style-name="P12"/>
      <text:p text:style-name="P12"><text:tab/>P(and(a, b) | a) = <text:span text:style-name="T29">(∃</text:span><text:span text:style-name="T3">p</text:span><text:span text:style-name="T21">and{(= true), _})</text:span>(true)</text:p>
      <text:p text:style-name="P12"><text:tab/>P(¬and(a, b) | a) = <text:span text:style-name="T29">(∃</text:span><text:span text:style-name="T3">p</text:span><text:span text:style-name="T21">and{(= true), _})</text:span>(false)</text:p>
      <text:p text:style-name="P12"/>
      <text:p text:style-name="P12"><text:span text:style-name="T29">In proofs</text:span>, inject the sub-type constraints <text:span text:style-name="T29">so you get only free inputs </text:span>and <text:span text:style-name="T29">then take the probabilistic existential path:</text:span></text:p>
      <text:p text:style-name="P12"/>
      <text:p text:style-name="P13"><text:tab/><text:span text:style-name="T24">P(and(a, b) | a) = </text:span><text:span text:style-name="T26">(</text:span><text:span text:style-name="T25">∃</text:span><text:span text:style-name="T4">p</text:span><text:span text:style-name="T15">id</text:span><text:span text:style-name="T16">)</text:span><text:span text:style-name="T24">(true)</text:span></text:p>
      <text:p text:style-name="P12"><text:tab/>P(and(a, b) | a)</text:p>
      <text:p text:style-name="P12"><text:tab/>P(and(a : (= true), b))</text:p>
      <text:p text:style-name="P12"><text:tab/>P(and{(= true), _}(a, b))</text:p>
      <text:p text:style-name="P12"><text:tab/><text:span text:style-name="T29">(∃</text:span><text:span text:style-name="T3">p</text:span><text:span text:style-name="T21">and{(= true), _})</text:span>(true)</text:p>
      <text:p text:style-name="P14"><text:tab/><text:tab/><text:span text:style-name="T28">and{(= true), _} &lt;=&gt; id</text:span></text:p>
      <text:p text:style-name="P14"><text:tab/><text:span text:style-name="T29">(∃</text:span><text:span text:style-name="T3">p</text:span><text:span text:style-name="T14">id</text:span><text:span text:style-name="T17">)</text:span>(true)</text:p>
      <text:p text:style-name="P12"/>
      <text:p text:style-name="P13"><text:tab/><text:span text:style-name="T24">P(¬and(a, b) | a) = </text:span><text:span text:style-name="T26">(</text:span><text:span text:style-name="T25">∃</text:span><text:span text:style-name="T4">p</text:span><text:span text:style-name="T15">id</text:span><text:span text:style-name="T16">)</text:span><text:span text:style-name="T24">(false)</text:span></text:p>
      <text:p text:style-name="P13"><text:tab/>P(¬and(a, b) | a)</text:p>
      <text:p text:style-name="P13"><text:tab/>P(¬and(a : <text:span text:style-name="T23">(= true)</text:span>, b))</text:p>
      <text:p text:style-name="P14"><text:tab/>P(¬and<text:span text:style-name="T23">{(= true), _}</text:span>(a, b))</text:p>
      <text:p text:style-name="P14"><text:tab/><text:tab/><text:span text:style-name="T28">not · and &lt;=&gt; nand</text:span></text:p>
      <text:p text:style-name="P13"><text:tab/>P(<text:span text:style-name="T23">n</text:span>and<text:span text:style-name="T23">{(= true), _}</text:span>(a, b))</text:p>
      <text:p text:style-name="P13"><text:tab/><text:span text:style-name="T29">(∃</text:span><text:span text:style-name="T3">p</text:span><text:span text:style-name="T13">n</text:span><text:span text:style-name="T21">and{(= true), _})</text:span>(true)</text:p>
      <text:p text:style-name="P13"><text:tab/><text:tab/><text:span text:style-name="T27">Here I do a trick by inverting the output.</text:span></text:p>
      <text:p text:style-name="P13"><text:tab/><text:span text:style-name="T29">(∃</text:span><text:span text:style-name="T3">p</text:span><text:span text:style-name="T21">and{(= true), _})</text:span>(<text:span text:style-name="T23">false</text:span>)</text:p>
      <text:p text:style-name="P13"><text:tab/><text:tab/><text:span text:style-name="T28">and{(= true), _} &lt;=&gt; id</text:span></text:p>
      <text:p text:style-name="P14"><text:tab/><text:span text:style-name="T29">(∃</text:span><text:span text:style-name="T3">p</text:span><text:span text:style-name="T14">id</text:span><text:span text:style-name="T17">)</text:span>(<text:span text:style-name="T23">fals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21:45:42.564726000</meta:creation-date>
    <dc:date>2017-07-30T18:01:59.662335000</dc:date>
    <meta:editing-duration>PT47M41S</meta:editing-duration>
    <meta:editing-cycles>23</meta:editing-cycles>
    <meta:generator>LibreOffice/5.1.2.2$MacOSX_X86_64 LibreOffice_project/d3bf12ecb743fc0d20e0be0c58ca359301eb705f</meta:generator>
    <meta:document-statistic meta:table-count="0" meta:image-count="0" meta:object-count="0" meta:page-count="2" meta:paragraph-count="48" meta:word-count="771" meta:character-count="4237" meta:non-whitespace-character-count="3473"/>
  </office:meta>
</office:document-meta>
</file>